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17000001EFBA782DF878E844A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2.258cm" svg:x="1cm" svg:y="7.84cm">
          <draw:image xlink:href="Pictures/1000020100000317000001EFBA782DF878E844A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document-statistic meta:object-count="1"/>
  </office:meta>
</office:document-meta>
</file>